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fc583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0fc583" officeooo:paragraph-rsid="000fc583"/>
    </style:style>
    <style:style style:name="P3" style:family="paragraph" style:parent-style-name="Standard">
      <style:paragraph-properties fo:text-align="start" style:justify-single-word="false"/>
      <style:text-properties officeooo:rsid="000fc583" officeooo:paragraph-rsid="000fc583"/>
    </style:style>
    <style:style style:name="P4" style:family="paragraph" style:parent-style-name="Standard">
      <style:paragraph-properties fo:text-align="start" style:justify-single-word="false"/>
      <style:text-properties officeooo:rsid="00112a72" officeooo:paragraph-rsid="00112a72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12a72" officeooo:paragraph-rsid="00112a72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0fc583" officeooo:paragraph-rsid="000fc583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12a72" officeooo:paragraph-rsid="00112a72"/>
    </style:style>
    <style:style style:name="P8" style:family="paragraph" style:parent-style-name="Standard">
      <style:paragraph-properties fo:text-align="start" style:justify-single-word="false"/>
      <style:text-properties fo:color="#9933ff" style:text-position="0% 100%" officeooo:rsid="00112a72" officeooo:paragraph-rsid="00112a72"/>
    </style:style>
    <style:style style:name="T1" style:family="text">
      <style:text-properties fo:text-transform="lowercase"/>
    </style:style>
    <style:style style:name="T2" style:family="text">
      <style:text-properties fo:font-variant="normal" fo:text-transform="none" officeooo:rsid="000fc583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5274a"/>
    </style:style>
    <style:style style:name="T6" style:family="text">
      <style:text-properties style:text-position="0% 100%" officeooo:rsid="001728ef"/>
    </style:style>
    <style:style style:name="T7" style:family="text">
      <style:text-properties style:text-position="0% 100%" officeooo:rsid="00189722"/>
    </style:style>
    <style:style style:name="T8" style:family="text">
      <style:text-properties style:text-position="0% 100%" officeooo:rsid="0019ce8e"/>
    </style:style>
    <style:style style:name="T9" style:family="text">
      <style:text-properties style:text-position="0% 100%" officeooo:rsid="001a4b80"/>
    </style:style>
    <style:style style:name="T10" style:family="text">
      <style:text-properties style:text-position="sub 58%"/>
    </style:style>
    <style:style style:name="T11" style:family="text">
      <style:text-properties officeooo:rsid="00146144"/>
    </style:style>
    <style:style style:name="T12" style:family="text">
      <style:text-properties officeooo:rsid="0015274a"/>
    </style:style>
    <style:style style:name="T13" style:family="text">
      <style:text-properties officeooo:rsid="0016851a"/>
    </style:style>
    <style:style style:name="T14" style:family="text">
      <style:text-properties fo:color="#3333ff"/>
    </style:style>
    <style:style style:name="T15" style:family="text">
      <style:text-properties fo:color="#3333ff" officeooo:rsid="0015274a"/>
    </style:style>
    <style:style style:name="T16" style:family="text">
      <style:text-properties fo:color="#3333ff" style:text-position="super 58%"/>
    </style:style>
    <style:style style:name="T17" style:family="text">
      <style:text-properties fo:color="#3333ff" style:text-position="0% 100%"/>
    </style:style>
    <style:style style:name="T18" style:family="text">
      <style:text-properties fo:color="#3333ff" style:text-position="0% 100%" officeooo:rsid="0015274a"/>
    </style:style>
    <style:style style:name="T19" style:family="text">
      <style:text-properties fo:color="#3333ff" style:text-position="0% 100%" officeooo:rsid="001728ef"/>
    </style:style>
    <style:style style:name="T20" style:family="text">
      <style:text-properties officeooo:rsid="001a4b80"/>
    </style:style>
    <style:style style:name="T21" style:family="text">
      <style:text-properties fo:color="#9933ff"/>
    </style:style>
    <style:style style:name="T22" style:family="text">
      <style:text-properties fo:color="#9933ff" officeooo:rsid="0016851a"/>
    </style:style>
    <style:style style:name="T23" style:family="text">
      <style:text-properties fo:color="#9933ff"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2</text:p>
      <text:p text:style-name="P3"/>
      <text:p text:style-name="P3">1<text:span text:style-name="T3">er</text:span><text:span text:style-name="T4">.</text:span><text:line-break/><text:line-break/>J'ai fait <text:span text:style-name="T11">ma c</text:span>our <text:span text:style-name="T14">au Roy</text:span>, et vû <text:span text:style-name="T14">M.<text:line-break/>le Chancelier</text:span> sur l'arrêt <text:span text:style-name="T21">des fabriques<text:line-break/>de Nancy</text:span>. <text:span text:style-name="T14">S. M. Pol</text:span>. <text:span text:style-name="T12">v</text:span>ient à <text:span text:style-name="T21">Nancy</text:span><text:line-break/>voir <text:span text:style-name="T12">le </text:span><text:span text:style-name="T15">c</text:span><text:span text:style-name="T14">ard</text:span><text:span text:style-name="T16">l</text:span><text:span text:style-name="T17">. </text:span><text:span text:style-name="T18">d</text:span><text:span text:style-name="T17">e Choiseul</text:span><text:span text:style-name="T4">, et </text:span><text:span text:style-name="T18">M</text:span><text:span text:style-name="T16">e</text:span><text:span text:style-name="T17">. Desarmoises</text:span><text:span text:style-name="T4">.</text:span></text:p>
      <text:p text:style-name="P6"/>
      <text:p text:style-name="P6">2<text:line-break/><text:line-break/>Il a neigé cette nuit, et un peu gelé.</text:p>
      <text:p text:style-name="P6"/>
      <text:p text:style-name="P6">5<text:line-break/><text:line-break/><text:span text:style-name="T14">Le Roy</text:span> est reparti de l<text:span text:style-name="T21">a </text:span><text:span text:style-name="T22">M</text:span><text:span text:style-name="T21">alg.</text:span> <text:span text:style-name="T13">p</text:span>our <text:span text:style-name="T21">Lunéville</text:span><text:line-break/>immédiatement après son diner.</text:p>
      <text:p text:style-name="P6"/>
      <text:p text:style-name="P3"><text:span text:style-name="T4">6<text:line-break/><text:line-break/></text:span><text:span text:style-name="T6">A</text:span><text:span text:style-name="T4">ssemblée particul</text:span><text:span text:style-name="T6">e</text:span><text:span text:style-name="T4">ire de l'</text:span><text:span text:style-name="T6">A</text:span><text:span text:style-name="T4">cadémie, où etoient<text:line-break/>M</text:span><text:span text:style-name="T3">rs</text:span><text:span text:style-name="T4">. </text:span><text:span text:style-name="T19">d</text:span><text:span text:style-name="T17">u Rouvrois</text:span><text:span text:style-name="T4">, </text:span><text:span text:style-name="T17">de Sivry</text:span><text:span text:style-name="T4">, </text:span><text:span text:style-name="T17">de Tervenus</text:span><text:span text:style-name="T4">, </text:span><text:span text:style-name="T17">Gautier</text:span><text:span text:style-name="T4">,<text:line-break/></text:span><text:span text:style-name="T17">de Sozzi</text:span><text:span text:style-name="T4">, </text:span><text:span text:style-name="T17">de Beauchamps</text:span><text:span text:style-name="T4">, </text:span><text:span text:style-name="T17">PP. Husson</text:span><text:span text:style-name="T4">, </text:span><text:span text:style-name="T19">d</text:span><text:span text:style-name="T17">e </text:span><text:span text:style-name="T19">M</text:span><text:span text:style-name="T17">enoux</text:span><text:span text:style-name="T4">, </text:span><text:span text:style-name="T17">Leslie </text:span><text:span text:style-name="T4">;<text:line-break/></text:span><text:span text:style-name="T19">H</text:span><text:span text:style-name="T17">arman</text:span><text:span text:style-name="T19">t</text:span><text:span text:style-name="T4">, </text:span><text:span text:style-name="T17">Dheguerti</text:span><text:span text:style-name="T4">, </text:span><text:span text:style-name="T19">A</text:span><text:span text:style-name="T17">ndré</text:span><text:span text:style-name="T4">, </text:span><text:span text:style-name="T17">Durival l'ainé</text:span><text:span text:style-name="T4">.<text:line-break/>On y a lû un ouvrage envoyé par un inconnu<text:line-break/>sur la formation de la glace, soit dans les </text:span><text:span text:style-name="T6">e</text:span><text:span text:style-name="T4">aux mortes<text:line-break/>soient sur les rivières. Un éloge du </text:span><text:span text:style-name="T6">r</text:span><text:span text:style-name="T4">oy de P. où<text:line-break/>le </text:span><text:span text:style-name="T6">r</text:span><text:span text:style-name="T4">egne de Thelemaque dans itaque (la </text:span><text:span text:style-name="T6">L</text:span><text:span text:style-name="T4">orr</text:span><text:span text:style-name="T3">e</text:span><text:span text:style-name="T4">.)<text:line-break/>par </text:span><text:span text:style-name="T17">M. l'abbé Millot</text:span><text:span text:style-name="T4">, qui est proposé pour<text:line-break/>academicien. On est déterminé à l</text:span><text:span text:style-name="T6">e</text:span><text:span text:style-name="T4"> recevoir, <text:line-break/>mais pour la régle on attendra la proch</text:span><text:span text:style-name="T3">e</text:span><text:span text:style-name="T4">. </text:span><text:span text:style-name="T7">s</text:span><text:span text:style-name="T4">éance.<text:line-break/>On a examiné si on étoit en etat de continuer<text:line-break/>l'impression des memoires de l'</text:span><text:span text:style-name="T8">A</text:span><text:span text:style-name="T4">cadémie.<text:line-break/></text:span><text:span text:style-name="T8">N</text:span><text:span text:style-name="T4">on. Mais on fera des </text:span><text:span text:style-name="T8">e</text:span><text:span text:style-name="T4">xtraits des assemblées<text:line-break/>publiques à envoyer aux autres academies,<text:line-break/>et aux ouvrages périodiques.</text:span></text:p>
      <text:p text:style-name="P6"/>
      <text:p text:style-name="P6">8,9,<text:line-break/><text:line-break/>on a rempli en deux jours la glaciere de <text:span text:style-name="T21">la<text:line-break/>venerie</text:span> et les deux de <text:span text:style-name="T21">la citadelle</text:span>. La glace<text:line-break/>avoit environ deux pouces d'epaisseure.</text:p>
      <text:p text:style-name="P5"><text:span text:style-name="T4">9<text:line-break/><text:line-break/>Je reçois l'arrêt du conseil du 5 Janv</text:span><text:span text:style-name="T3">er</text:span><text:span text:style-name="T4"><text:line-break/>1765 et les lettres patentes, pour un emprunt<text:line-break/>de cent mille livres à rente</text:span><text:span text:style-name="T9">s</text:span><text:span text:style-name="T4"> viagéres, et concession<text:line-break/>du </text:span><text:span text:style-name="T23">terrein des casernes</text:span><text:span text:style-name="T4"> et autres enfermés<text:line-break/>dans la clôture du nouveau mur de ville.</text:span></text:p>
      <text:p text:style-name="P7"/>
      <text:p text:style-name="P4"><text:span text:style-name="T4">18<text:line-break/><text:line-break/>6</text:span><text:span text:style-name="T3">1</text:span><text:span text:style-name="T4">/</text:span><text:span text:style-name="T10">2</text:span><text:span text:style-name="T4"> degrés de froid, à huit heures du matin.<text:line-break/>C'est le plus grand de cet hyver.</text:span></text:p>
      <text:p text:style-name="P7">Sur l'avis que <text:span text:style-name="T14">Conrad Rausch</text:span> s'étoit éclipsé,<text:line-break/>j'ai donné ordre <text:span text:style-name="T20">a</text:span>u <text:span text:style-name="T14">S. fleury</text:span> commissaire de<text:line-break/><text:span text:style-name="T20">p</text:span>olice de constater ce qui existoit dans <text:span text:style-name="T21">la <text:line-break/>manufacture de cotton</text:span>, de dire aux ouvriers<text:line-break/>de continuer, et de remettre le tout à la garde<text:line-break/>du nommé <text:span text:style-name="T14">Laurent</text:span>, maitre drappier.</text:p>
      <text:p text:style-name="P7"/>
      <text:p text:style-name="P4"><text:span text:style-name="T4">19<text:line-break/><text:line-break/>Mardi gras. Representation au profit<text:line-break/>des pauvres. 5</text:span><text:span text:style-name="T3">1</text:span><text:span text:style-name="T4">/</text:span><text:span text:style-name="T10">2</text:span><text:span text:style-name="T4"> dégré de frois 8 h<text:line-break/>du matin. 0 à un heure après midi.<text:line-break/>Les production de la terre sont en sureté<text:line-break/>sous quelques pouces de neige.</text:span></text:p>
      <text:p text:style-name="P7"/>
      <text:p text:style-name="P7">28<text:line-break/><text:line-break/>Je fais la revuë des <text:span text:style-name="T20">i</text:span>nvalides de la<text:line-break/>subdélégation de <text:span text:style-name="T21">Nancy</text:span>.<text:line-break/><text:span text:style-name="T14">M de Narbonne</text:span> arriv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fc583" style:font-size-asian="10.5pt"/>
    </style:style>
    <style:style style:name="MT1" style:family="text">
      <style:text-properties fo:text-transform="lowercase"/>
    </style:style>
    <style:style style:name="MT2" style:family="text">
      <style:text-properties fo:font-variant="normal" fo:text-transform="none" officeooo:rsid="000fc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e</text:span> <text:span text:style-name="MT2">fevrier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6:52:09.151719000</meta:creation-date>
    <dc:date>2016-01-26T18:08:46.853626000</dc:date>
    <meta:editing-duration>PT26M31S</meta:editing-duration>
    <meta:editing-cycles>10</meta:editing-cycles>
    <meta:generator>LibreOffice/5.0.4.2$MacOSX_X86_64 LibreOffice_project/2b9802c1994aa0b7dc6079e128979269cf95bc78</meta:generator>
    <meta:document-statistic meta:table-count="0" meta:image-count="0" meta:object-count="0" meta:page-count="2" meta:paragraph-count="13" meta:word-count="370" meta:character-count="2037" meta:non-whitespace-character-count="1669"/>
  </office:meta>
</office:document-meta>
</file>